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f75d" officeooo:paragraph-rsid="0014f75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6f6e" officeooo:paragraph-rsid="00166f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f75d" officeooo:paragraph-rsid="0014f75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6f6e" officeooo:paragraph-rsid="00166f6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f75d" officeooo:paragraph-rsid="0014f75d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23bf18" officeooo:paragraph-rsid="0023bf1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b25c7" officeooo:paragraph-rsid="001b25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3de1" officeooo:paragraph-rsid="001b3de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e51b" officeooo:paragraph-rsid="001ce5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e2638" officeooo:paragraph-rsid="001e263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0283d" officeooo:paragraph-rsid="0020283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32f09" officeooo:paragraph-rsid="00232f09" style:font-weight-asian="normal" style:font-weight-complex="normal"/>
    </style:style>
    <style:style style:name="P13" style:family="paragraph" style:parent-style-name="Standard">
      <style:text-properties officeooo:rsid="001e17bb" officeooo:paragraph-rsid="001e17bb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9713a" officeooo:paragraph-rsid="00166f6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25c7" officeooo:paragraph-rsid="001b25c7" style:font-weight-asian="bold" style:font-weight-complex="bold"/>
    </style:style>
    <style:style style:name="T1" style:family="text">
      <style:text-properties officeooo:rsid="00166f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713a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19713a"/>
    </style:style>
    <style:style style:name="T6" style:family="text">
      <style:text-properties style:text-underline-style="none" fo:font-weight="normal" officeooo:rsid="0019713a" style:font-weight-asian="normal" style:font-weight-complex="normal"/>
    </style:style>
    <style:style style:name="T7" style:family="text">
      <style:text-properties officeooo:rsid="001bd4c7"/>
    </style:style>
    <style:style style:name="T8" style:family="text">
      <style:text-properties officeooo:rsid="001e17bb"/>
    </style:style>
    <style:style style:name="T9" style:family="text">
      <style:text-properties officeooo:rsid="001e7021"/>
    </style:style>
    <style:style style:name="T10" style:family="text">
      <style:text-properties style:text-position="super 58%"/>
    </style:style>
    <style:style style:name="T11" style:family="text">
      <style:text-properties officeooo:rsid="0021cef6"/>
    </style:style>
    <style:style style:name="T12" style:family="text">
      <style:text-properties officeooo:rsid="00258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avicon</text:span>(?)<text:tab/><text:tab/><text:tab/>*<text:span text:style-name="T12">download Firebug for Firefox</text:span></text:p>
      <text:p text:style-name="P1"><text:span text:style-name="T2">DOM</text:span>(?)</text:p>
      <text:p text:style-name="P6">CMS<text:span text:style-name="T3"> – Contact Management System(?)</text:span></text:p>
      <text:p text:style-name="P1">&lt;!DOCTYYPE html&gt;</text:p>
      <text:p text:style-name="P1">&lt;html&gt;</text:p>
      <text:p text:style-name="P1"><text:tab/>&lt;head&gt;</text:p>
      <text:p text:style-name="P1"><text:tab/><text:tab/>&lt;title&gt; Document Title &lt;/title&gt;</text:p>
      <text:p text:style-name="P1">&lt;/head&gt;</text:p>
      <text:p text:style-name="P1">&lt;body&gt;</text:p>
      <text:p text:style-name="P13">|</text:p>
      <text:p text:style-name="P1">&lt;/body&gt;</text:p>
      <text:p text:style-name="P1">&lt;/html&gt;</text:p>
      <text:p text:style-name="P5">HEADINGS:</text:p>
      <text:p text:style-name="P3">&lt;h1&gt;, <text:span text:style-name="T8">&lt;h2&gt; - </text:span>&lt;h6&gt;<text:span text:style-name="T1">&lt;/h6&gt;</text:span></text:p>
      <text:p text:style-name="P4"><text:span text:style-name="T2">paragraphs</text:span> <text:s text:c="2"/>&lt;p&gt; <text:s text:c="2"/>&lt;/p&gt;</text:p>
      <text:p text:style-name="P4"><text:span text:style-name="T2">Self closing tag</text:span> <text:s/>&lt;br/&gt; <text:s/>- cheap paragraph break(?)</text:p>
      <text:p text:style-name="P2">Anchors<text:span text:style-name="T3"> <text:s text:c="2"/>&lt;a href=”</text:span><text:a xlink:type="simple" xlink:href="http://www.google.com/"><text:span text:style-name="T3">http://www.google.com</text:span></text:a><text:span text:style-name="T3">”&gt; Use Google! &lt;/a&gt; provides a blue “Use Google” link.</text:span></text:p>
      <text:p text:style-name="P2"><text:span text:style-name="T3"><text:tab/><text:tab/></text:span><text:span text:style-name="T4">External Link ^</text:span></text:p>
      <text:p text:style-name="P2"><text:span text:style-name="T3"><text:tab/></text:span><text:span text:style-name="T4">target=”_blank” <text:s/>this keeps the user on your page but opens another tab w/the anchor on it.</text:span></text:p>
      <text:p text:style-name="P14"><text:tab/>target=”_self”</text:p>
      <text:p text:style-name="P14"><text:tab/><text:tab/>Internal Link (within the same DOMAIN) &lt;a href=” <text:s/>/subdir/doc.html”</text:p>
      <text:p text:style-name="P2"><text:span text:style-name="T4"><text:tab/><text:tab/><text:tab/></text:span><text:span text:style-name="T5">or</text:span><text:span text:style-name="T6">(?)</text:span><text:span text:style-name="T4"> document “# name of anchor”</text:span></text:p>
      <text:p text:style-name="P14"><text:tab/>&lt;a name=”chapter1”&gt; <text:s/>&lt;/a&gt;</text:p>
      <text:p text:style-name="P15">LISTS:</text:p>
      <text:p text:style-name="P7">&lt;ul&gt;Unordered List=bullets<text:tab/><text:tab/>&lt;ol&gt;Ordered List=numbers, roman, letters, etc.</text:p>
      <text:p text:style-name="P7">&lt;li&gt; <text:s/>slkjfsklj <text:s/>&lt;/li&gt; <text:s text:c="2"/>text, pic, etc. as a list item <text:s/></text:p>
      <text:p text:style-name="P8">&lt;img src=”url”&gt; <text:s/>Images, <text:span text:style-name="T9">they are 'block type – occupy full width of enclosure.</text:span> *<text:span text:style-name="T7">these are self closing?</text:span></text:p>
      <text:p text:style-name="P9">&lt;figure&gt; <text:s/>combines images with captions</text:p>
      <text:p text:style-name="P10">&lt;div&gt; &lt;/div&gt;</text:p>
      <text:p text:style-name="P10">&lt;menu&gt; <text:s/>&lt;/menu&gt; <text:s/>search engines know they don't need to search the menu, but doesn't know what to do with /div tags.</text:p>
      <text:p text:style-name="P12">&lt;time&gt; ??</text:p>
      <text:p text:style-name="P10">&lt;span&gt; <text:s/>&lt;/span&gt; a way to “highlight” this info for CSS</text:p>
      <text:p text:style-name="P11">&lt;iframe&gt; <text:s/>pulling 3<text:span text:style-name="T10">rd</text:span> party content from another site and sticks it into our page <text:span text:style-name="T11">(like advertising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ncing Gnome</meta:initial-creator>
    <meta:creation-date>2014-03-31T18:20:17.528785726</meta:creation-date>
    <dc:date>2014-03-31T20:47:54.969662380</dc:date>
    <dc:creator>Bouncing Gnome</dc:creator>
    <meta:editing-duration>PT1H44M58S</meta:editing-duration>
    <meta:editing-cycles>16</meta:editing-cycles>
    <meta:generator>LibreOffice/4.1.3.2$Linux_x86 LibreOffice_project/410m0$Build-2</meta:generator>
    <meta:document-statistic meta:table-count="0" meta:image-count="0" meta:object-count="0" meta:page-count="1" meta:paragraph-count="33" meta:word-count="179" meta:character-count="1197" meta:non-whitespace-character-count="1010"/>
  </office:meta>
</office:document-meta>
</file>